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b5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est JS Authentication: </text:span><text:a xlink:type="simple" xlink:href="https://youtu.be/_L225zpUK0M" text:style-name="Internet_20_link" text:visited-style-name="Visited_20_Internet_20_Link">https://youtu.be/_L225zpUK0M</text:a></text:p>
      <text:p text:style-name="Standard"><text:span text:style-name="T1">Nest JS Crash Course: </text:span><text:a xlink:type="simple" xlink:href="https://youtu.be/2n3xS89TJMI" text:style-name="Internet_20_link" text:visited-style-name="Visited_20_Internet_20_Link">https://youtu.be/2n3xS89TJMI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1T13:13:12.380578342</meta:creation-date>
    <dc:date>2023-05-01T13:14:28.800066085</dc:date>
    <meta:editing-duration>PT1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9" meta:character-count="102" meta:non-whitespace-character-count="95"/>
  </office:meta>
</office:document-meta>
</file>